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ec3" officeooo:paragraph-rsid="0009eec3"/>
    </style:style>
    <style:style style:name="P2" style:family="paragraph" style:parent-style-name="Standard">
      <style:text-properties officeooo:rsid="0009eec3" officeooo:paragraph-rsid="000a5ae8"/>
    </style:style>
    <style:style style:name="P3" style:family="paragraph" style:parent-style-name="Standard">
      <style:text-properties officeooo:paragraph-rsid="000a5ae8"/>
    </style:style>
    <style:style style:name="T1" style:family="text">
      <style:text-properties officeooo:rsid="0009eec3"/>
    </style:style>
    <style:style style:name="T2" style:family="text">
      <style:text-properties officeooo:rsid="000a5a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一、态势感知</text:p>
      <text:p text:style-name="P2">1、无人机 <text:s text:c="4"/></text:p>
      <text:p text:style-name="P2">（<text:span text:style-name="T2">1</text:span>）“自检”“解锁”“起飞”“回家降落”“加锁” 边上的字删去 <text:s text:c="16"/></text:p>
      <text:p text:style-name="P2">（<text:span text:style-name="T2">2</text:span>）“自检成功”之类<text:span text:style-name="T2">的 要不要价加个颜色</text:span></text:p>
      <text:p text:style-name="P2">2、飞机库 <text:s text:c="5"/></text:p>
      <text:p text:style-name="P3"><text:span text:style-name="T1">（</text:span><text:span text:style-name="T2">1</text:span><text:span text:style-name="T1">）“舱盖状态” <text:s text:c="9"/>0：关闭 <text:s text:c="2"/>1：正在打开 <text:s text:c="5"/>2：已打开</text:span> <text:s text:c="22"/></text:p>
      <text:p text:style-name="P3">（<text:span text:style-name="T2">2</text:span>）“归位机构状态” <text:s/><text:span text:style-name="T1">0：锁定 <text:s text:c="2"/>1：正在锁定 <text:s text:c="3"/>2：打开 <text:s text:c="3"/>3：正在打开</text:span> <text:s text:c="17"/></text:p>
      <text:p text:style-name="P3">（<text:span text:style-name="T2">3</text:span>）“充电机状态” <text:s text:c="5"/><text:span text:style-name="T1">0：电源断开 <text:s text:c="4"/>1：电源打开</text:span></text:p>
      <text:p text:style-name="P2">3、摄像头 <text:s text:c="6"/></text:p>
      <text:p text:style-name="P2">（<text:span text:style-name="T2">1</text:span>）“拍照”“录像”“跟踪”“激光定位”“下视”“归中”“扫描” 删去字 <text:s text:c="19"/></text:p>
      <text:p text:style-name="P2">（<text:span text:style-name="T2">2</text:span>）“上下左右”位置旋转45° <text:s text:c="22"/></text:p>
      <text:p text:style-name="P2">（<text:span text:style-name="T2">3</text:span>）“视场变倍”“焦距设置”的排版 </text:p>
      <text:p text:style-name="P2">4、无人机画面 <text:s text:c="2"/></text:p>
      <text:p text:style-name="P2">（<text:span text:style-name="T2">1</text:span>）无人机视频断开后 变成转圈或“无视频”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1:01:50.267647601</meta:creation-date>
    <dc:date>2023-11-25T11:13:51.625751814</dc:date>
    <meta:editing-duration>PT11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234" meta:character-count="417" meta:non-whitespace-character-count="247"/>
  </office:meta>
</office:document-meta>
</file>